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master-page-name="Standard">
      <style:paragraph-properties style:page-number="1"/>
    </style:style>
    <style:style style:name="P2" style:family="paragraph" style:parent-style-name="Standard">
      <style:text-properties style:font-name="Roboto Mono" style:font-name-asian="Roboto Mono1" style:font-name-complex="Roboto Mono1"/>
    </style:style>
    <style:style style:name="P3" style:family="paragraph" style:parent-style-name="Standard">
      <style:text-properties fo:font-style="italic" style:font-style-asian="italic"/>
    </style:style>
    <style:style style:name="P4" style:family="paragraph" style:parent-style-name="Standard" style:list-style-name="WWNum2">
      <style:paragraph-properties fo:margin-left="1.27cm" fo:margin-right="0cm" fo:text-indent="-0.635cm" style:auto-text-indent="false"/>
    </style:style>
    <style:style style:name="P5" style:family="paragraph" style:parent-style-name="Standard" style:list-style-name="WWNum1">
      <style:paragraph-properties fo:margin-left="1.27cm" fo:margin-right="0cm" fo:text-indent="-0.635cm" style:auto-text-indent="false"/>
    </style:style>
    <style:style style:name="P6" style:family="paragraph" style:parent-style-name="Standard" style:list-style-name="WWNum2">
      <style:paragraph-properties fo:margin-left="2.54cm" fo:margin-right="0cm" fo:text-indent="-0.635cm" style:auto-text-indent="false"/>
    </style:style>
    <style:style style:name="T1" style:family="text">
      <style:text-properties fo:font-weight="bold" style:font-weight-asian="bold"/>
    </style:style>
    <style:style style:name="T2" style:family="text">
      <style:text-properties style:font-name="Roboto Mono" style:font-name-asian="Roboto Mono1" style:font-name-complex="Roboto Mono1"/>
    </style:style>
    <style:style style:name="T3" style:family="text">
      <style:text-properties fo:color="#1155c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fff200" loext:char-shading-value="0"/>
    </style:style>
    <style:style style:name="T6" style:family="text">
      <style:text-properties style:text-underline-style="solid" style:text-underline-width="auto" style:text-underline-color="font-color" fo:background-color="#fff200" loext:char-shading-value="0"/>
    </style:style>
    <style:style style:name="T7" style:family="text">
      <style:text-properties fo:background-color="#fff200" loext:char-shading-value="0"/>
    </style:style>
    <style:style style:name="T8" style:family="text">
      <style:text-properties fo:background-color="#fff2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pernest product team want to start selling mobile phone contract in our webapp. In order to help user choose the best provider, we want to provide hint with the network coverage at home. We want to implement it on a separated web-service.</text:p>
      <text:p text:style-name="Standard"/>
      <text:p text:style-name="Standard"><text:span text:style-name="T1">Goal</text:span>: Build a small api project that we can request with a textual address request and retrieve 2G/3G/4G network coverage for each operator (if available) in the response.</text:p>
      <text:p text:style-name="Standard"/>
      <text:p text:style-name="Standard"><text:span text:style-name="T1">Example</text:span>:</text:p>
      <text:p text:style-name="Standard"/>
      <text:p text:style-name="Standard">GET: <text:span text:style-name="T2">your_api/?q=42+rue+papernest+75011+Paris</text:span></text:p>
      <text:p text:style-name="Standard">Response:</text:p>
      <text:p text:style-name="P2">{“orange”: {“2G”: True, “3G”: True, “4G”: False}, “SFR”: {“2G”: True, “3G”: True, “4G”: True}}</text:p>
      <text:p text:style-name="Standard"/>
      <text:p text:style-name="Standard"><text:span text:style-name="T1">Data that you can use</text:span>: </text:p>
      <text:p text:style-name="Standard"/>
      <text:list xml:id="list2643581986" text:style-name="WWNum2">
        <text:list-item>
          <text:p text:style-name="P4"><text:a xlink:type="simple" xlink:href="https://www.data.gouv.fr/s/resources/monreseaumobile/20180228-174515/2018_01_Sites_mobiles_2G_3G_4G_France_metropolitaine_L93.csv" text:style-name="ListLabel_20_19" text:visited-style-name="ListLabel_20_19"><text:span text:style-name="T3">https://www.data.gouv.fr/s/resources/monreseaumobile/20180228-174515/2018_01_Sites_mobiles_2G_3G_4G_France_metropolitaine_L93.csv</text:span></text:a> <text:line-break/>The file provide a list of network coverage measure. Each line have the provider (20801 = Orange, 20810 = SFR, 20815 = Free, 20820 = Bouygue, <text:a xlink:type="simple" xlink:href="https://fr.wikipedia.org/wiki/Mobile_Network_Code#Tableau_des_MNC_pour_la_France_métropolitaine" text:style-name="ListLabel_20_19" text:visited-style-name="ListLabel_20_19"><text:span text:style-name="T3">source</text:span></text:a>), Lambert93 geographic coordinate (X, Y) and network coverage for 2G, 3G and 4G</text:p>
        </text:list-item>
        <text:list-item>
          <text:p text:style-name="P4"><text:a xlink:type="simple" xlink:href="https://adresse.data.gouv.fr/api" text:style-name="ListLabel_20_19" text:visited-style-name="ListLabel_20_19"><text:span text:style-name="T3">https://adresse.data.gouv.fr/api</text:span></text:a><text:line-break/>This API allow you to retrieve :</text:p>
          <text:list>
            <text:list-item>
              <text:p text:style-name="P6">address detail from a query address (the insee code, geographic coordinates, etc.)</text:p>
            </text:list-item>
            <text:list-item>
              <text:p text:style-name="P6">Do reverse geographic search (from longitude and latitude, retrieve an address).</text:p>
            </text:list-item>
          </text:list>
        </text:list-item>
      </text:list>
      <text:p text:style-name="Standard"><text:span text:style-name="T1">Instructions</text:span>:</text:p>
      <text:list xml:id="list1129857501" text:style-name="WWNum1">
        <text:list-item>
          <text:p text:style-name="P5">Use the language/framework/technology of your choice</text:p>
        </text:list-item>
        <text:list-item>
          <text:p text:style-name="P5">Provide the resulting source code (zip archive, a hosted git repository, etc.)</text:p>
        </text:list-item>
        <text:list-item>
          <text:p text:style-name="P5">How you manage these data-sources is up to you. Do as you want (you can use other data source if you want). </text:p>
        </text:list-item>
        <text:list-item>
          <text:p text:style-name="P5">If you transform the csv file with some offline processing, please provide the source file.</text:p>
        </text:list-item>
        <text:list-item>
          <text:p text:style-name="P5"><text:span text:style-name="T8">The goal is not to work on precise geographic match, </text:span><text:span text:style-name="T6">a city-level precision is enough</text:span>.</text:p>
        </text:list-item>
        <text:list-item>
          <text:p text:style-name="P5">The <text:s/>api interface (payload format) can be changed if you want.</text:p>
        </text:list-item>
      </text:list>
      <text:p text:style-name="Standard"/>
      <text:p text:style-name="P3">Special note:</text:p>
      <text:p text:style-name="Standard">Convert from Lambert 93 to GPS coordinates can be a pain. The following code convert from the two coordinates system in Python using <text:a xlink:type="simple" xlink:href="https://pypi.python.org/pypi/pyproj?" text:style-name="ListLabel_20_19" text:visited-style-name="ListLabel_20_19"><text:span text:style-name="T3">pyproj</text:span></text:a> library</text:p>
      <text:p text:style-name="Standard"><text:s/></text:p>
      <text:p text:style-name="P2">&gt;&gt;&gt; import pyproj</text:p>
      <text:p text:style-name="P2">&gt;&gt;&gt; lambert = pyproj.Proj('+proj=lcc +lat_1=49 +lat_2=44 +lat_0=46.5 +lon_0=3 +x_0=700000 +y_0=6600000 +ellps=GRS80 +towgs84=0,0,0,0,0,0,0 +units=m +no_defs')</text:p>
      <text:p text:style-name="P2">&gt;&gt;&gt; wgs84 = pyproj.Proj('+proj=longlat +ellps=WGS84 +datum=WGS84 +no_defs')</text:p>
      <text:p text:style-name="P2">&gt;&gt;&gt; x = 102980</text:p>
      <text:p text:style-name="P2">&gt;&gt;&gt; y = 6847973</text:p>
      <text:p text:style-name="P2">&gt;&gt;&gt; long, lat = pyproj.transform(lambert, wgs84, x,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date>2021-07-13T18:41:49.500000000</dc:date>
    <meta:editing-duration>PT47S</meta:editing-duration>
    <meta:editing-cycles>1</meta:editing-cycles>
    <meta:document-statistic meta:table-count="0" meta:image-count="0" meta:object-count="0" meta:page-count="1" meta:paragraph-count="27" meta:word-count="324" meta:character-count="2171" meta:non-whitespace-character-count="1878"/>
  </office:meta>
</office:document-meta>
</file>